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7868in" table:align="left"/>
    </style:style>
    <style:style style:name="Table1.A" style:family="table-column">
      <style:table-column-properties style:column-width="5.7868in"/>
    </style:style>
    <style:style style:name="Table1.A1" style:family="table-cell">
      <style:table-cell-properties fo:padding="0.0382in" fo:border="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P1" style:family="paragraph" style:parent-style-name="Table_20_Contents">
      <style:paragraph-properties fo:margin-left="0in" fo:margin-right="0in" fo:text-indent="0in" style:auto-text-indent="false"/>
    </style:style>
    <style:style style:name="P2" style:family="paragraph" style:parent-style-name="Text_20_body">
      <style:text-properties officeooo:rsid="001d900a" officeooo:paragraph-rsid="001d900a"/>
    </style:style>
    <style:style style:name="P3" style:family="paragraph" style:parent-style-name="Text_20_body">
      <style:text-properties officeooo:rsid="001e8bb5" officeooo:paragraph-rsid="001e8bb5"/>
    </style:style>
    <style:style style:name="P4" style:family="paragraph" style:parent-style-name="Text_20_body">
      <style:text-properties officeooo:paragraph-rsid="001e8bb5"/>
    </style:style>
    <style:style style:name="P5" style:family="paragraph" style:parent-style-name="Text_20_body">
      <style:text-properties officeooo:rsid="001f7020" officeooo:paragraph-rsid="001f7020"/>
    </style:style>
    <style:style style:name="T1" style:family="text">
      <style:text-properties officeooo:rsid="001e8b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kumentation TODOListApp</text:p>
      <text:p text:style-name="P2"/>
      <text:h text:style-name="Heading_20_1" text:outline-level="1">Projektsteckbrief</text:h>
      <text:p text:style-name="P2">Der Name dieser App ist : TODOListApp.</text:p>
      <text:p text:style-name="P2">Bei dieser App handelt es sich um einen Planer für Aufgaben. Wie in Abbildung 1 zu sehen ist beinhaltet das Programm 3 Felder, Planned, InProgress und Done. Bei dem Drücken des ,,AddCard“ Buttons erscheint ein Popup-Fenster welches zur Aufforderung des Namens </text:p>
      <text:p text:style-name="Text_20_body"/>
      <text:h text:style-name="Heading_20_1" text:outline-level="1" text:is-list-header="true"/>
      <text:h text:style-name="Heading_20_1" text:outline-level="1" text:is-list-header="true"/>
      <text:h text:style-name="Heading_20_1" text:outline-level="1" text:is-list-header="true">Projektbeschreibung</text:h>
      <text:p text:style-name="P5"/>
      <text:h text:style-name="Heading_20_2" text:outline-level="2">Aufbau der Anwendung</text:h>
      <text:p text:style-name="P5">Die Anwendun ist in 2 Teile Aufgebaut, dem Graphical User Interafce welches in Java realisiert ist und der Datenbank, für welche MSSQL in er Expressvariante verwendet wurde. </text:p>
      <text:p text:style-name="P5"/>
      <text:h text:style-name="Heading_20_2" text:outline-level="2">Graphical User Interface</text:h>
      <text:h text:style-name="Heading_20_2" text:outline-level="2">Aufbau der Datenbank</text:h>
      <text:h text:style-name="Heading_20_2" text:outline-level="2">Datenbankverbindung in Java</text:h>
      <text:p text:style-name="P3">Bei der Verbindung mit der Datenbank wurde sich an die Microsoft Dokumentation gehalten :</text:p>
      <table:table table:name="Table2" table:style-name="Table2">
        <table:table-column table:style-name="Table2.A"/>
        <table:table-row>
          <table:table-cell table:style-name="Table2.A1" office:value-type="string">
            <text:p text:style-name="Table_20_Contents">https://learn.microsoft.com/en-us/sql/connect/jdbc/connection-url-sample?view=sql-server-ver16</text:p>
          </table:table-cell>
        </table:table-row>
      </table:table>
      <text:p text:style-name="P4"/>
      <text:p text:style-name="P4"><text:span text:style-name="T1">Zuerst wird eine Methode in der Database Klasse erstellt, die zum Verbinden mit der MSSQL-Server Datenbank dient. Diese wird mit einer ConnectionUrl in der folgenden Form erstellt. </text:span></text:p>
      <table:table table:name="Table1" table:style-name="Table1">
        <table:table-column table:style-name="Table1.A"/>
        <table:table-row>
          <table:table-cell table:style-name="Table1.A1" office:value-type="string">
            <text:p text:style-name="P1">"jdbc:sqlserver://&lt;server&gt;:&lt;port&gt;;encrypt=true;databaseName=AdventureWorks;user=&lt;user&gt;;password=&lt;password&gt;"</text:p>
          </table:table-cell>
        </table:table-row>
      </table:table>
      <text:p text:style-name="P3"/>
      <text:p text:style-name="P3"><text:soft-page-break/></text:p>
      <text:p text:style-name="P3"/>
      <text:p text:style-name="P3"/>
      <text:p text:style-name="P3"/>
      <text:p text:style-name="P3"/>
      <text:p text:style-name="P3"/>
      <text:h text:style-name="Heading_20_1" text:outline-level="1" text:is-list-header="true">Schwierigkeiten</text:h>
      <text:p text:style-name="P5">Lange hat es gedauert, den JDBC Driver zu installieren, auch in Foren wie Stackoverflow bin ich nicht weitergekommen. Ich konnte mich über das Azure data studio und über den MSSQL Manager erfolgreich mit der Datenbank verbinden. </text:p>
      <text:p text:style-name="P5">Gelöst habe ich das Problem dann als ich die Jar datei direkt als Externe Jar zum Projekt hinzugefügt habe. </text:p>
      <text:p text:style-name="P5">Bei dem veruch ein Drag and Drop menu zu bauen geriet ich an meine Grenzen, was vielleicht Leicht aussieht, dauert aber eine menge Zeit, weshalb es hier nicht implementiert wurde. </text:p>
      <text:p text:style-name="P5">Um die Karten zu ändern und hinzuzufügen wie auch zu löschen sind hier Knöpfe benutzt wurden. </text:p>
      <text:h text:style-name="Heading_20_1" text:outline-level="1">Fazit</text:h>
      <text:h text:style-name="Heading_20_1" text:outline-level="1">Lessons Learn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2T11:21:52.716923407</meta:creation-date>
    <meta:generator>LibreOffice/7.6.2.1$Linux_X86_64 LibreOffice_project/56f7684011345957bbf33a7ee678afaf4d2ba333</meta:generator>
    <dc:date>2024-01-02T17:44:29.839126865</dc:date>
    <meta:editing-duration>PT6H22M37S</meta:editing-duration>
    <meta:editing-cycles>3</meta:editing-cycles>
    <meta:document-statistic meta:table-count="2" meta:image-count="0" meta:object-count="0" meta:page-count="2" meta:paragraph-count="21" meta:word-count="239" meta:character-count="1741" meta:non-whitespace-character-count="1516"/>
  </office:meta>
</office:document-meta>
</file>